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6000000C1B2D4B59C94B1DA46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adornments="Regular" style:font-family-generic="roman"/>
    <style:font-face style:name="Calibri" svg:font-family="Calibri" style:font-adornments="Regular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1" fo:font-size="11pt" style:font-size-asian="11pt" style:font-size-complex="11pt"/>
    </style:style>
    <style:style style:name="P2" style:family="paragraph" style:parent-style-name="Standard">
      <style:text-properties style:font-name="Calibri1" fo:font-size="11pt" officeooo:rsid="001e598a" style:font-size-asian="11pt" style:font-size-complex="11pt"/>
    </style:style>
    <style:style style:name="P3" style:family="paragraph" style:parent-style-name="Standard">
      <style:text-properties style:font-name="Calibri1" fo:font-size="11pt" officeooo:rsid="001e598a" officeooo:paragraph-rsid="001e598a" style:font-size-asian="11pt" style:font-size-complex="11pt"/>
    </style:style>
    <style:style style:name="P4" style:family="paragraph" style:parent-style-name="Standard">
      <style:text-properties style:font-name="Calibri1" fo:font-size="11pt" officeooo:rsid="001e598a" officeooo:paragraph-rsid="0034eb8a" style:font-size-asian="11pt" style:font-size-complex="11pt"/>
    </style:style>
    <style:style style:name="P5" style:family="paragraph" style:parent-style-name="Standard">
      <style:text-properties style:font-name="Calibri1" fo:font-size="11pt" officeooo:rsid="002669b5" officeooo:paragraph-rsid="002669b5" style:font-size-asian="11pt" style:font-size-complex="11pt"/>
    </style:style>
    <style:style style:name="P6" style:family="paragraph" style:parent-style-name="Standard">
      <style:text-properties style:font-name="Calibri1" fo:font-size="11pt" officeooo:rsid="001f8593" officeooo:paragraph-rsid="001f8593" style:font-size-asian="11pt" style:font-size-complex="11pt"/>
    </style:style>
    <style:style style:name="P7" style:family="paragraph" style:parent-style-name="Standard">
      <style:text-properties style:font-name="Calibri1" fo:font-size="11pt" officeooo:rsid="001f8593" officeooo:paragraph-rsid="002669b5" style:font-size-asian="11pt" style:font-size-complex="11pt"/>
    </style:style>
    <style:style style:name="P8" style:family="paragraph" style:parent-style-name="Standard">
      <style:text-properties style:font-name="Calibri1" fo:font-size="11pt" officeooo:paragraph-rsid="002669b5" style:font-size-asian="11pt" style:font-size-complex="11pt"/>
    </style:style>
    <style:style style:name="P9" style:family="paragraph" style:parent-style-name="Standard">
      <style:text-properties style:font-name="Calibri1" fo:font-size="11pt" fo:font-weight="bold" officeooo:rsid="001f8593" officeooo:paragraph-rsid="001f8593" style:font-size-asian="11pt" style:font-weight-asian="bold" style:font-size-complex="11pt" style:font-weight-complex="bold"/>
    </style:style>
    <style:style style:name="P1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1" style:family="paragraph">
      <style:paragraph-properties fo:text-align="start"/>
      <style:text-properties style:text-line-through-style="none" style:text-line-through-type="none" style:font-name="Liberation Serif1" fo:font-size="12pt" fo:font-style="normal" style:text-underline-style="none"/>
    </style:style>
    <style:style style:name="P12" style:family="paragraph">
      <style:paragraph-properties fo:text-align="start"/>
      <style:text-properties style:font-name="Calibri" fo:font-size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top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listbox form:name="Locations" form:control-implementation="ooo:com.sun.star.form.component.ListBox" xml:id="control1" form:id="control1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Please select location" form:current-selected="true" form:selected="true"/>
            <form:option form:label="Ada 6745 East Fulton Street Suite D Ada, MI 49301 (616) 274-1014"/>
            <form:option form:label="Amway 7575 Fulton Street East Building 14 1N Ada, MI 49301 (616) 787-1792"/>
            <form:option form:label="Caledonia 10047 Cross Roads Court SE Suite 150 Caledonia, MI 49316 (616) 233-3597"/>
            <form:option form:label="Downtown 150 Jefferson SE Suite 100 Grand Rapids, MI 49503 (616) 284-3690"/>
            <form:option form:label="East Beltline 1471 East Beltline NE Suite 104 Grand Rapids, MI 49525 (616) 233-3596"/>
            <form:option form:label="East Paris 4085 Burton Street SE Suite 100 Grand Rapids, MI 49546 (616) 233-3599"/>
            <form:option form:label="Hastings 1375 West Green Street Hastings, MI 49058 (269) 948-2133"/>
            <form:option form:label="Hudsonville 3686 32nd Ave Suite 400 Hudsonville, MI 49426 (616) 377-1010"/>
            <form:option form:label="Jenison 1915 Georgetown Center Drive Suite 103 Jenison, MI 49428 (616) 233-5483"/>
            <form:option form:label="North West 933 3 Mile Road NW Suite 104 Grand Rapids, MI 49544 (616) 233-3592"/>
            <form:option form:label="Rivertown 3380 44th Street SW Grandville, MI 49418 (616) 233-3591"/>
            <form:option form:label="Rockford 6050 Northland Drive Suite 210 Rockford, MI 49341 (616) 200-6718"/>
            <form:option form:label="Saint Marys Southwest 2373 64th Street Suite 2100 Byron Center, MI 49315 (616) 235-3970 "/>
            <form:option form:label="South East 2080 44th Street SE Suite 150 Grand Rapids, MI 49508 (616) 233-3590"/>
            <form:option form:label="Standale 1175 Wilson NW Suite B Walker, MI 49534 (616) 284-3686 "/>
          </form:listbox>
          <form:listbox form:name="List Box 1" form:control-implementation="ooo:com.sun.star.form.component.ListBox" xml:id="control2" form:id="control2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2"/>
              <form:property form:property-name="ObjIDinMSO" office:value-type="float" office:value="65535"/>
              <form:list-property form:property-name="TypedItemList" office:value-type="float"/>
            </form:properties>
            <form:option form:label="Choose an item" form:current-selected="true" form:selected="true"/>
            <form:option form:label="Secondary insurance paid as primary "/>
            <form:option form:label="Patient Overpayment"/>
            <form:option form:label="Insurance paid claim twice"/>
            <form:option form:label="Patient was not seen by us"/>
            <form:option form:label="Commercial Insurance paid on Auto/WC"/>
            <form:option form:label="Other (explain below):"/>
            <form:option form:label=""/>
          </form:listbox>
          <form:text form:name="Text Box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4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2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2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2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2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tracked-changes>
        <text:changed-region xml:id="ct2206644846480" text:id="ct2206644846480">
          <text:insertion>
            <office:change-info>
              <dc:creator>Unknown Author</dc:creator>
              <dc:date>2021-03-05T10:14:27</dc:date>
            </office:change-info>
          </text:insertion>
        </text:changed-region>
        <text:changed-region xml:id="ct2206644837840" text:id="ct2206644837840">
          <text:insertion>
            <office:change-info>
              <dc:creator>Unknown Author</dc:creator>
              <dc:date>2021-03-05T10:14:23</dc:date>
            </office:change-info>
          </text:insertion>
        </text:changed-region>
        <text:changed-region xml:id="ct2206644842160" text:id="ct2206644842160">
          <text:insertion>
            <office:change-info>
              <dc:creator>Unknown Author</dc:creator>
              <dc:date>2021-03-05T10:14:24</dc:date>
            </office:change-info>
          </text:insertion>
        </text:changed-region>
        <text:changed-region xml:id="ct2206644835920" text:id="ct2206644835920">
          <text:insertion>
            <office:change-info>
              <dc:creator>Unknown Author</dc:creator>
              <dc:date>2021-03-05T10:14:25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1"><draw:control text:anchor-type="paragraph" draw:z-index="0" draw:name="Shape2_17" draw:style-name="gr3" draw:text-style-name="P12" svg:width="6.8323in" svg:height="0.3224in" svg:x="0in" svg:y="0in" draw:control="control1"/></text:p>
      <text:p text:style-name="P2"/>
      <text:p text:style-name="P3"/>
      <text:p text:style-name="P3"><text:date style:data-style-name="N37" text:date-value="2021-03-05T10:19:59.884999799">03/05/21</text:date></text:p>
      <text:p text:style-name="P3"/>
      <text:p text:style-name="P4">Dear <text:change-start text:change-id="ct2206644846480"/><draw:control text:anchor-type="as-char" draw:z-index="14" draw:name="Shape5_2" draw:style-name="gr1" draw:text-style-name="P10" svg:width="2.1051in" svg:height="0.2713in" draw:control="control14"/><text:change-end text:change-id="ct2206644846480"/>,</text:p>
      <text:p text:style-name="P3"/>
      <text:p text:style-name="P3">We are refunding your payment for the following patient due to the reason indicated below.</text:p>
      <text:p text:style-name="P3"/>
      <text:p text:style-name="P4">Patient Name: <text:change-start text:change-id="ct2206644837840"/><draw:control text:anchor-type="as-char" draw:z-index="11" draw:name="Shape5_1" draw:style-name="gr1" draw:text-style-name="P10" svg:width="2.1051in" svg:height="0.2713in" draw:control="control11"/><text:change-end text:change-id="ct2206644837840"/></text:p>
      <text:p text:style-name="P3"/>
      <text:p text:style-name="P4">Account Number: <text:change-start text:change-id="ct2206644842160"/><draw:control text:anchor-type="as-char" draw:z-index="12" draw:name="Shape5_0" draw:style-name="gr1" draw:text-style-name="P10" svg:width="2.1051in" svg:height="0.2713in" draw:control="control12"/><text:change-end text:change-id="ct2206644842160"/></text:p>
      <text:p text:style-name="P3"/>
      <text:p text:style-name="P4">Amount of Refund: $ <text:change-start text:change-id="ct2206644835920"/><draw:control text:anchor-type="as-char" draw:z-index="13" draw:name="Shape5_3" draw:style-name="gr1" draw:text-style-name="P10" svg:width="2.1051in" svg:height="0.2713in" draw:control="control13"/><text:change-end text:change-id="ct2206644835920"/></text:p>
      <text:p text:style-name="P3"/>
      <text:p text:style-name="P3">Reason for Refund:</text:p>
      <text:p text:style-name="P3"><draw:control text:anchor-type="as-char" draw:z-index="1" draw:name="Shape1" draw:style-name="gr1" draw:text-style-name="P12" svg:width="3.6461in" svg:height="0.2531in" draw:control="control2"/></text:p>
      <text:p text:style-name="P5"/>
      <text:p text:style-name="P5">Other reason for refund:</text:p>
      <text:p text:style-name="P5"><draw:control text:anchor-type="as-char" draw:z-index="10" draw:name="Shape6" draw:style-name="gr1" draw:text-style-name="P10" svg:width="4.8543in" svg:height="0.3752in" draw:control="control10"/></text:p>
      <text:p text:style-name="P3"/>
      <text:p text:style-name="P6">Dates of Service:</text:p>
      <text:p text:style-name="P8"><draw:control text:anchor-type="as-char" draw:z-index="3" draw:name="Shape4" draw:style-name="gr1" draw:text-style-name="P10" svg:width="1.5823in" svg:height="0.2606in" draw:control="control4"/><draw:control text:anchor-type="as-char" draw:z-index="5" draw:name="Shape4_1" draw:style-name="gr1" draw:text-style-name="P10" svg:width="1.5823in" svg:height="0.2606in" draw:control="control6"/><draw:control text:anchor-type="as-char" draw:z-index="7" draw:name="Shape4_3" draw:style-name="gr1" draw:text-style-name="P10" svg:width="1.5823in" svg:height="0.2606in" draw:control="control8"/></text:p>
      <text:p text:style-name="P8"><draw:control text:anchor-type="as-char" draw:z-index="4" draw:name="Shape4_0" draw:style-name="gr1" draw:text-style-name="P10" svg:width="1.5823in" svg:height="0.2606in" draw:control="control5"/><draw:control text:anchor-type="as-char" draw:z-index="6" draw:name="Shape4_2" draw:style-name="gr1" draw:text-style-name="P10" svg:width="1.5823in" svg:height="0.2606in" draw:control="control7"/><draw:control text:anchor-type="as-char" draw:z-index="8" draw:name="Shape4_4" draw:style-name="gr1" draw:text-style-name="P10" svg:width="1.5823in" svg:height="0.2606in" draw:control="control9"/></text:p>
      <text:p text:style-name="P7"/>
      <text:p text:style-name="P6">Comments:</text:p>
      <text:p text:style-name="P6"><draw:control text:anchor-type="as-char" draw:z-index="2" draw:name="Shape3_0" draw:style-name="gr2" draw:text-style-name="P11" svg:width="6.0213in" svg:height="0.9378in" draw:control="control3"/></text:p>
      <text:p text:style-name="P6"/>
      <text:p text:style-name="P9">Please call our office at the number listed at the top of the page if you have any questions regarding this refun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adornments="Regular" style:font-family-generic="roman"/>
    <style:font-face style:name="Calibri" svg:font-family="Calibri" style:font-adornments="Regular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x="0.1563in" svg:y="-0.6043in" svg:width="2.1362in" svg:height="0.8772in" draw:z-index="9"><draw:image xlink:href="Pictures/10000000000001D6000000C1B2D4B59C94B1DA46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4-16T10:06:59.868000000</meta:creation-date>
    <dc:date>2021-03-05T10:15:11.606000000</dc:date>
    <meta:editing-duration>PT37M8S</meta:editing-duration>
    <meta:editing-cycles>17</meta:editing-cycles>
    <meta:generator>LibreOffice/7.1.1.2$Windows_X86_64 LibreOffice_project/fe0b08f4af1bacafe4c7ecc87ce55bb426164676</meta:generator>
    <meta:document-statistic meta:table-count="0" meta:image-count="1" meta:object-count="0" meta:page-count="1" meta:paragraph-count="16" meta:word-count="59" meta:character-count="337" meta:non-whitespace-character-count="286"/>
  </office:meta>
</office:document-meta>
</file>